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6e6f5" draw:textarea-horizontal-align="justify" draw:textarea-vertical-align="middle" draw:auto-grow-height="false" fo:min-height="2.25cm" fo:min-width="4cm"/>
    </style:style>
    <style:style style:name="gr2" style:family="graphic" style:parent-style-name="standard">
      <style:graphic-properties draw:stroke="none" draw:fill-color="#caeb87" draw:textarea-horizontal-align="justify" draw:textarea-vertical-align="middle" draw:auto-grow-height="false" fo:min-height="2.25cm" fo:min-width="4cm"/>
    </style:style>
    <style:style style:name="gr3" style:family="graphic" style:parent-style-name="standard">
      <style:graphic-properties draw:stroke="none" draw:fill-color="#fdbfa0" draw:textarea-horizontal-align="justify" draw:textarea-vertical-align="top" draw:auto-grow-height="false" fo:min-height="3.65cm" fo:min-width="6.8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gr8" style:family="graphic" style:parent-style-name="standard">
      <style:graphic-properties draw:stroke="none" draw:fill-color="#fdbfa0" draw:textarea-horizontal-align="justify" draw:textarea-vertical-align="top" draw:auto-grow-height="false" fo:min-height="3.65cm" fo:min-width="6.79cm"/>
    </style:style>
    <style:style style:name="gr9" style:family="graphic" style:parent-style-name="standard">
      <style:graphic-properties draw:stroke="none" draw:fill-color="#fdbfa0" draw:textarea-horizontal-align="justify" draw:textarea-vertical-align="top" draw:auto-grow-height="false" fo:min-height="8.25cm" fo:min-width="6.79cm"/>
    </style:style>
    <style:style style:name="gr10" style:family="graphic" style:parent-style-name="standard">
      <style:graphic-properties draw:stroke="none" svg:stroke-color="#000000" draw:fill="none" draw:fill-color="#ffffff" fo:min-height="0.812cm"/>
    </style:style>
    <style:style style:name="gr11" style:family="graphic" style:parent-style-name="standard">
      <style:graphic-properties draw:stroke="none" draw:fill-color="#a6e6f5" draw:textarea-horizontal-align="justify" draw:textarea-vertical-align="middle" draw:auto-grow-height="false" fo:min-height="1.25cm" fo:min-width="4cm"/>
    </style:style>
    <style:style style:name="gr12" style:family="graphic" style:parent-style-name="standard">
      <style:graphic-properties draw:stroke="none" svg:stroke-color="#000000" draw:fill="none" draw:fill-color="#ffffff" fo:min-height="1.523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405cm"/>
    </style:style>
    <style:style style:name="P1" style:family="paragraph">
      <style:paragraph-properties fo:text-align="center"/>
      <style:text-properties style:font-name="Verdana"/>
    </style:style>
    <style:style style:name="P2" style:family="paragraph">
      <loext:graphic-properties draw:fill-color="#a6e6f5"/>
      <style:paragraph-properties fo:text-align="center"/>
      <style:text-properties style:font-name="Verdana"/>
    </style:style>
    <style:style style:name="P3" style:family="paragraph">
      <loext:graphic-properties draw:fill-color="#caeb87"/>
      <style:paragraph-properties fo:text-align="center"/>
      <style:text-properties style:font-name="Verdana"/>
    </style:style>
    <style:style style:name="P4" style:family="paragraph">
      <style:paragraph-properties fo:text-align="center"/>
    </style:style>
    <style:style style:name="P5" style:family="paragraph">
      <loext:graphic-properties draw:fill-color="#fdbfa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Verdana"/>
    </style:style>
    <style:style style:name="P8" style:family="paragraph">
      <loext:graphic-properties draw:fill="none" draw:fill-color="#ffffff"/>
      <style:text-properties style:font-name="Verdana"/>
    </style:style>
    <style:style style:name="P9" style:family="paragraph">
      <loext:graphic-properties draw:fill-color="#fdbfa0"/>
      <style:paragraph-properties fo:text-align="center"/>
      <style:text-properties style:font-name="Verdana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font-name="Verdana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2.5cm" svg:x="9.795cm" svg:y="0.7cm">
          <text:p text:style-name="P1"><text:span text:style-name="T1">Dev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5cm" svg:height="2.5cm" svg:x="9.795cm" svg:y="5.2cm">
          <text:p text:style-name="P1"><text:span text:style-name="T1">GitHub</text:span></text:p>
          <text:p text:style-name="P1"><text:span text:style-name="T1">Sourc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7.3cm" svg:height="3.9cm" svg:x="0.4cm" svg:y="10.6cm">
          <text:p text:style-name="P4"><text:span text:style-name="T1">AppVeyor - Windows</text:span></text:p>
          <text:p text:style-name="P4"/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2.045cm" svg:y1="3.2cm" svg:x2="12.045cm" svg:y2="5.2cm" draw:start-shape="id1" draw:start-glue-point="2" draw:end-shape="id2" draw:end-glue-point="0" svg:d="M12045 3200v2000" svg:viewBox="0 0 1 2001">
          <text:p/>
        </draw:connector>
        <draw:frame draw:style-name="gr5" draw:text-style-name="P8" draw:layer="layout" svg:width="3.8cm" svg:height="1.1cm" svg:x="7.8cm" svg:y="3.7cm">
          <draw:text-box>
            <text:p text:style-name="P7"><text:span text:style-name="T1">git push</text:span></text:p>
          </draw:text-box>
        </draw:frame>
        <draw:connector draw:style-name="gr6" draw:text-style-name="P6" draw:layer="layout" svg:x1="12.045cm" svg:y1="7.7cm" svg:x2="4.05cm" svg:y2="10.6cm" draw:start-shape="id2" draw:start-glue-point="2" draw:end-shape="id3" svg:d="M12045 7700v1450h-7995v1450" svg:viewBox="0 0 7996 2901">
          <text:p/>
        </draw:connector>
        <draw:frame draw:style-name="gr7" draw:text-style-name="P8" draw:layer="layout" svg:width="3cm" svg:height="2cm" svg:x="21.2cm" svg:y="20.5cm">
          <draw:text-box>
            <text:p text:style-name="P7"><text:span text:style-name="T1">Upload</text:span></text:p>
            <text:p text:style-name="P7"><text:span text:style-name="T1">report</text:span></text:p>
          </draw:text-box>
        </draw:frame>
        <draw:custom-shape draw:style-name="gr2" draw:text-style-name="P3" xml:id="id7" draw:id="id7" draw:layer="layout" svg:width="4.5cm" svg:height="2.5cm" svg:x="9.795cm" svg:y="26.5cm">
          <text:p text:style-name="P1"><text:span text:style-name="T1">GitHub</text:span></text:p>
          <text:p text:style-name="P1"><text:span text:style-name="T1">Release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4" draw:id="id4" draw:layer="layout" svg:width="7.29cm" svg:height="3.9cm" svg:x="8.4cm" svg:y="10.6cm">
          <text:p text:style-name="P1"><text:span text:style-name="T1">Travis CI – OS X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5" draw:id="id5" draw:layer="layout" svg:width="7.29cm" svg:height="8.5cm" svg:x="16.4cm" svg:y="10.6cm">
          <text:p text:style-name="P1"><text:span text:style-name="T1">Travis CI - Linux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2.045cm" svg:y1="7.7cm" svg:x2="12.045cm" svg:y2="10.6cm" draw:start-shape="id2" draw:start-glue-point="2" draw:end-shape="id4" svg:d="M12045 7700v2900" svg:viewBox="0 0 1 2901">
          <text:p/>
        </draw:connector>
        <draw:connector draw:style-name="gr6" draw:text-style-name="P6" draw:layer="layout" svg:x1="12.045cm" svg:y1="7.7cm" svg:x2="20.045cm" svg:y2="10.6cm" draw:start-shape="id2" draw:start-glue-point="2" draw:end-shape="id5" draw:end-glue-point="0" svg:d="M12045 7700v1450h8000v1450" svg:viewBox="0 0 8001 2901">
          <text:p/>
        </draw:connector>
        <draw:custom-shape draw:style-name="gr2" draw:text-style-name="P3" xml:id="id6" draw:id="id6" draw:layer="layout" svg:width="4.5cm" svg:height="2.5cm" svg:x="9.795cm" svg:y="21cm">
          <text:p text:style-name="P1"><text:span text:style-name="T1">GitHub</text:span></text:p>
          <text:p text:style-name="P1"><text:span text:style-name="T1">Draft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8cm" svg:height="1.062cm" svg:x="7.7cm" svg:y="7.938cm">
          <draw:text-box>
            <text:p text:style-name="P7"><text:span text:style-name="T1">git clone</text:span></text:p>
          </draw:text-box>
        </draw:frame>
        <draw:custom-shape draw:style-name="gr2" draw:text-style-name="P3" xml:id="id9" draw:id="id9" draw:layer="layout" svg:width="4.5cm" svg:height="2.5cm" svg:x="16.7cm" svg:y="26.5cm">
          <text:p text:style-name="P1"><text:span text:style-name="T1">Coveralls.io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2.045cm" svg:y1="14.5cm" svg:x2="12.045cm" svg:y2="21cm" draw:start-shape="id4" draw:start-glue-point="2" draw:end-shape="id6" svg:d="M12045 14500v6500" svg:viewBox="0 0 1 6501">
          <text:p/>
        </draw:connector>
        <draw:connector draw:style-name="gr6" draw:text-style-name="P6" draw:layer="layout" svg:x1="4.05cm" svg:y1="14.5cm" svg:x2="9.795cm" svg:y2="22.25cm" draw:start-shape="id3" draw:start-glue-point="2" draw:end-shape="id6" draw:end-glue-point="3" svg:d="M4050 14500v7750h5745" svg:viewBox="0 0 5746 7751">
          <text:p/>
        </draw:connector>
        <draw:custom-shape draw:style-name="gr11" draw:text-style-name="P2" draw:layer="layout" svg:width="4.5cm" svg:height="1.5cm" svg:x="1.9cm" svg:y="12cm">
          <text:p text:style-name="P1"><text:span text:style-name="T1">Build .ex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5cm" svg:height="1.5cm" svg:x="9.795cm" svg:y="12cm">
          <text:p text:style-name="P1"><text:span text:style-name="T1">Build .dm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0" draw:id="id10" draw:layer="layout" svg:width="4.5cm" svg:height="1.5cm" svg:x="17.8cm" svg:y="12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8" draw:id="id8" draw:layer="layout" svg:width="4.5cm" svg:height="1.5cm" svg:x="17.8cm" svg:y="14.5cm">
          <text:p text:style-name="P1"><text:span text:style-name="T1">Coverag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" draw:id="id11" draw:layer="layout" svg:width="4.5cm" svg:height="1.5cm" svg:x="17.8cm" svg:y="17cm">
          <text:p text:style-name="P1"><text:span text:style-name="T1">Build .deb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2.045cm" svg:y1="23.5cm" svg:x2="12.045cm" svg:y2="26.5cm" draw:start-shape="id6" draw:start-glue-point="2" draw:end-shape="id7" svg:d="M12045 23500v3000" svg:viewBox="0 0 1 3001">
          <text:p/>
        </draw:connector>
        <draw:connector draw:style-name="gr6" draw:text-style-name="P6" draw:layer="layout" svg:x1="20.045cm" svg:y1="19.1cm" svg:x2="14.295cm" svg:y2="22.25cm" draw:start-shape="id5" draw:start-glue-point="2" draw:end-shape="id6" draw:end-glue-point="1" svg:d="M20045 19100v3150h-5750" svg:viewBox="0 0 5751 3151">
          <text:p/>
        </draw:connector>
        <draw:connector draw:style-name="gr6" draw:text-style-name="P6" draw:layer="layout" draw:line-skew="2.499cm" svg:x1="22.3cm" svg:y1="15.25cm" svg:x2="21.2cm" svg:y2="27.75cm" draw:start-shape="id8" draw:start-glue-point="1" draw:end-shape="id9" draw:end-glue-point="1" svg:d="M22300 15250h2999v12500h-4099" svg:viewBox="0 0 4100 12501">
          <text:p/>
        </draw:connector>
        <draw:frame draw:style-name="gr12" draw:text-style-name="P8" draw:layer="layout" svg:width="4.7cm" svg:height="1.791cm" svg:x="4.7cm" svg:y="20.327cm">
          <draw:text-box>
            <text:p text:style-name="P7"><text:span text:style-name="T1">U</text:span><text:span text:style-name="T1">p</text:span><text:span text:style-name="T1">l</text:span><text:span text:style-name="T1">o</text:span><text:span text:style-name="T1">a</text:span><text:span text:style-name="T1">d</text:span></text:p>
            <text:p text:style-name="P7"><text:span text:style-name="T1">b</text:span><text:span text:style-name="T1">r</text:span><text:span text:style-name="T1">o</text:span><text:span text:style-name="T1">w</text:span><text:span text:style-name="T1">s</text:span><text:span text:style-name="T1">e</text:span><text:span text:style-name="T1">r</text:span><text:span text:style-name="T1">.</text:span><text:span text:style-name="T1">e</text:span><text:span text:style-name="T1">x</text:span><text:span text:style-name="T1">e</text:span></text:p>
          </draw:text-box>
        </draw:frame>
        <draw:frame draw:style-name="gr12" draw:text-style-name="P8" draw:layer="layout" svg:width="4.7cm" svg:height="1.791cm" svg:x="6.7cm" svg:y="16.827cm">
          <draw:text-box>
            <text:p text:style-name="P7"><text:span text:style-name="T1">Upload</text:span></text:p>
            <text:p text:style-name="P7"><text:span text:style-name="T1">browser.dmg</text:span></text:p>
          </draw:text-box>
        </draw:frame>
        <draw:frame draw:style-name="gr13" draw:text-style-name="P8" draw:layer="layout" svg:width="4.5cm" svg:height="1.791cm" svg:x="14.2cm" svg:y="20.327cm">
          <draw:text-box>
            <text:p text:style-name="P7"><text:span text:style-name="T1">Upload</text:span></text:p>
            <text:p text:style-name="P7"><text:span text:style-name="T1">browser.deb</text:span></text:p>
          </draw:text-box>
        </draw:frame>
        <draw:connector draw:style-name="gr6" draw:text-style-name="P6" draw:layer="layout" svg:x1="20.05cm" svg:y1="13.5cm" svg:x2="20.05cm" svg:y2="14.5cm" draw:start-shape="id10" draw:start-glue-point="2" draw:end-shape="id8" draw:end-glue-point="0" svg:d="M20050 13500v1000" svg:viewBox="0 0 1 1001">
          <text:p/>
        </draw:connector>
        <draw:connector draw:style-name="gr6" draw:text-style-name="P6" draw:layer="layout" svg:x1="20.05cm" svg:y1="16cm" svg:x2="20.05cm" svg:y2="17cm" draw:start-shape="id8" draw:start-glue-point="2" draw:end-shape="id11" draw:end-glue-point="0" svg:d="M20050 16000v1000" svg:viewBox="0 0 1 1001">
          <text:p/>
        </draw:connector>
        <draw:frame draw:style-name="gr7" draw:text-style-name="P8" draw:layer="layout" svg:width="4cm" svg:height="2cm" svg:x="7.4cm" svg:y="24.1cm">
          <draw:text-box>
            <text:p text:style-name="P7"><text:span text:style-name="T1">Manual</text:span></text:p>
            <text:p text:style-name="P7"><text:span text:style-name="T1">validation</text:span></text:p>
          </draw:text-box>
        </draw:frame>
        <draw:frame draw:style-name="gr14" draw:text-style-name="P10" draw:layer="layout" svg:width="8.905cm" svg:height="0.569cm" svg:x="0.095cm" svg:y="28.931cm">
          <draw:text-box>
            <text:p><text:span text:style-name="T2">GPL 2 – GLICER – Emmanuel ROECKER &amp; Rym BOUCHAGO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5.654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H53M34S</meta:editing-duration>
    <meta:editing-cycles>35</meta:editing-cycles>
    <meta:generator>LibreOffice/5.1.4.2$Linux_X86_64 LibreOffice_project/10m0$Build-2</meta:generator>
    <dc:date>2016-09-10T15:39:44.940048809</dc:date>
    <meta:document-statistic meta:object-count="32"/>
  </office:meta>
</office:document-meta>
</file>